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masked copy</text:p>
          </table:table-cell>
          <table:table-cell office:value-type="string" calcext:value-type="string">
            <text:p>even bits only</text:p>
          </table:table-cell>
          <table:table-cell table:number-columns-repeated="4"/>
          <table:table-cell office:value-type="string" calcext:value-type="string">
            <text:p>masked copy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getafix op2</text:p>
          </table:table-cell>
          <table:table-cell office:value-type="string" calcext:value-type="string">
            <text:p>jmoped</text:p>
          </table:table-cell>
          <table:table-cell office:value-type="string" calcext:value-type="string">
            <text:p>jmoped op2</text:p>
          </table:table-cell>
          <table:table-cell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AVERAGE([.B4:.B5])" office:value-type="float" office:value="1.728" calcext:value-type="float">
            <text:p>1.728</text:p>
          </table:table-cell>
          <table:table-cell table:formula="of:=AVERAGE([.B15:.B16])" office:value-type="float" office:value="0.7515" calcext:value-type="float">
            <text:p>0.7515</text:p>
          </table:table-cell>
          <table:table-cell table:formula="of:=AVERAGE([.C4:.C5])" office:value-type="float" office:value="0.605" calcext:value-type="float">
            <text:p>0.605</text:p>
          </table:table-cell>
          <table:table-cell table:formula="of:=AVERAGE([.C15:.C16])" office:value-type="float" office:value="0.23" calcext:value-type="float">
            <text:p>0.2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67" calcext:value-type="float">
            <text:p>1.767</text:p>
          </table:table-cell>
          <table:table-cell office:value-type="float" office:value="0.63" calcext:value-type="float">
            <text:p>0.6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AVERAGE([.B6:.B7])" office:value-type="float" office:value="38.2435" calcext:value-type="float">
            <text:p>38.2435</text:p>
          </table:table-cell>
          <table:table-cell table:formula="of:=AVERAGE([.B17:.B18])" office:value-type="float" office:value="1.3855" calcext:value-type="float">
            <text:p>1.3855</text:p>
          </table:table-cell>
          <table:table-cell table:formula="of:=AVERAGE([.C6:.C7])" office:value-type="float" office:value="10.29" calcext:value-type="float">
            <text:p>10.29</text:p>
          </table:table-cell>
          <table:table-cell table:formula="of:=AVERAGE([.C17:.C18])" office:value-type="float" office:value="0.345" calcext:value-type="float">
            <text:p>0.345</text:p>
          </table:table-cell>
          <table:table-cell table:formula="of:=[.K4]/[.K3]"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float" office:value="1.689" calcext:value-type="float">
            <text:p>1.689</text:p>
          </table:table-cell>
          <table:table-cell office:value-type="float" office:value="0.58" calcext:value-type="float">
            <text:p>0.5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&gt;10min</text:p>
          </table:table-cell>
          <table:table-cell table:formula="of:=AVERAGE([.B19:.B20])" office:value-type="float" office:value="5.254" calcext:value-type="float">
            <text:p>5.254</text:p>
          </table:table-cell>
          <table:table-cell table:formula="of:=AVERAGE([.C8:.C9])" office:value-type="float" office:value="320.87" calcext:value-type="float">
            <text:p>320.87</text:p>
          </table:table-cell>
          <table:table-cell table:formula="of:=AVERAGE([.C19:.C20])" office:value-type="float" office:value="0.81" calcext:value-type="float">
            <text:p>0.81</text:p>
          </table:table-cell>
          <table:table-cell table:formula="of:=[.K5]/[.K4]" office:value-type="float" office:value="2.34782608695652" calcext:value-type="float">
            <text:p>2.3478260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.584" calcext:value-type="float">
            <text:p>37.584</text:p>
          </table:table-cell>
          <table:table-cell office:value-type="float" office:value="10.34" calcext:value-type="float">
            <text:p>10.3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formula="of:=AVERAGE([.B21:.B22])" office:value-type="float" office:value="39.1355" calcext:value-type="float">
            <text:p>39.1355</text:p>
          </table:table-cell>
          <table:table-cell/>
          <table:table-cell table:formula="of:=AVERAGE([.C21:.C22])" office:value-type="float" office:value="2.445" calcext:value-type="float">
            <text:p>2.445</text:p>
          </table:table-cell>
          <table:table-cell table:formula="of:=[.K6]/[.K5]" office:value-type="float" office:value="3.01851851851852" calcext:value-type="float">
            <text:p>3.0185185185</text:p>
          </table:table-cell>
        </table:table-row>
        <table:table-row table:style-name="ro1">
          <table:table-cell/>
          <table:table-cell office:value-type="float" office:value="38.903" calcext:value-type="float">
            <text:p>38.903</text:p>
          </table:table-cell>
          <table:table-cell office:value-type="float" office:value="10.24" calcext:value-type="float">
            <text:p>10.2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table:formula="of:=AVERAGE([.C23:.C24])" office:value-type="float" office:value="11.775" calcext:value-type="float">
            <text:p>11.775</text:p>
          </table:table-cell>
          <table:table-cell table:formula="of:=[.K7]/[.K6]" office:value-type="float" office:value="4.8159509202454" calcext:value-type="float">
            <text:p>4.81595092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gt;10min</text:p>
          </table:table-cell>
          <table:table-cell office:value-type="float" office:value="317.18" calcext:value-type="float">
            <text:p>317.1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table:formula="of:=AVERAGE([.C25:.C26])" office:value-type="float" office:value="57.075" calcext:value-type="float">
            <text:p>57.075</text:p>
          </table:table-cell>
          <table:table-cell table:formula="of:=[.K8]/[.K7]" office:value-type="float" office:value="4.84713375796178" calcext:value-type="float">
            <text:p>4.847133758</text:p>
          </table:table-cell>
        </table:table-row>
        <table:table-row table:style-name="ro1">
          <table:table-cell table:number-columns-repeated="2"/>
          <table:table-cell office:value-type="float" office:value="324.56" calcext:value-type="float">
            <text:p>324.5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table:formula="of:=AVERAGE([.C27:.C28])" office:value-type="float" office:value="327.945" calcext:value-type="float">
            <text:p>327.945</text:p>
          </table:table-cell>
          <table:table-cell table:formula="of:=[.K9]/[.K8]" office:value-type="float" office:value="5.74586070959264" calcext:value-type="float">
            <text:p>5.7458607096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optimiz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1" calcext:value-type="float">
            <text:p>0.751</text:p>
          </table:table-cell>
          <table:table-cell office:value-type="float" office:value="0.24" calcext:value-type="float">
            <text:p>0.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52" calcext:value-type="float">
            <text:p>0.752</text:p>
          </table:table-cell>
          <table:table-cell office:value-type="float" office:value="0.22" calcext:value-type="float">
            <text:p>0.2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35" calcext:value-type="float">
            <text:p>1.435</text:p>
          </table:table-cell>
          <table:table-cell office:value-type="float" office:value="0.35" calcext:value-type="float">
            <text:p>0.3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336" calcext:value-type="float">
            <text:p>1.336</text:p>
          </table:table-cell>
          <table:table-cell office:value-type="float" office:value="0.34" calcext:value-type="float">
            <text:p>0.3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312" calcext:value-type="float">
            <text:p>5.312</text:p>
          </table:table-cell>
          <table:table-cell office:value-type="float" office:value="0.81" calcext:value-type="float">
            <text:p>0.8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.196" calcext:value-type="float">
            <text:p>5.196</text:p>
          </table:table-cell>
          <table:table-cell office:value-type="float" office:value="0.81" calcext:value-type="float">
            <text:p>0.81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309" calcext:value-type="float">
            <text:p>38.309</text:p>
          </table:table-cell>
          <table:table-cell office:value-type="float" office:value="2.43" calcext:value-type="float">
            <text:p>2.43</text:p>
          </table:table-cell>
          <table:table-cell table:number-columns-repeated="9"/>
        </table:table-row>
        <table:table-row table:style-name="ro1">
          <table:table-cell/>
          <table:table-cell office:value-type="float" office:value="39.962" calcext:value-type="float">
            <text:p>39.962</text:p>
          </table:table-cell>
          <table:table-cell office:value-type="float" office:value="2.46" calcext:value-type="float">
            <text:p>2.46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2.12" calcext:value-type="float">
            <text:p>12.1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1.43" calcext:value-type="float">
            <text:p>11.43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58.04" calcext:value-type="float">
            <text:p>58.0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6.11" calcext:value-type="float">
            <text:p>56.11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326.8" calcext:value-type="float">
            <text:p>326.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29.09" calcext:value-type="float">
            <text:p>329.09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/00/0000</text:date>, <text:time style:data-style-name="N2" text:time-value="16:02:26.5395577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13:58:57.269776568</meta:creation-date>
    <dc:date>2014-07-15T16:22:30.372271775</dc:date>
    <meta:editing-duration>PT9H3M18S</meta:editing-duration>
    <meta:editing-cycles>92</meta:editing-cycles>
    <meta:generator>LibreOffice/4.2.4.2$Linux_x86 LibreOffice_project/420m0$Build-2</meta:generator>
    <meta:document-statistic meta:table-count="1" meta:cell-count="88" meta:object-count="0"/>
  </office:meta>
</office:document-meta>
</file>